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6.42mm"/>
    </style:style>
    <style:style style:name="co3" style:family="table-column">
      <style:table-column-properties fo:break-before="auto" style:column-width="49.99mm"/>
    </style:style>
    <style:style style:name="co4" style:family="table-column">
      <style:table-column-properties fo:break-before="auto" style:column-width="5.63mm"/>
    </style:style>
    <style:style style:name="co5" style:family="table-column">
      <style:table-column-properties fo:break-before="auto" style:column-width="45.51mm"/>
    </style:style>
    <style:style style:name="co6" style:family="table-column">
      <style:table-column-properties fo:break-before="auto" style:column-width="4.27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64.14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5.04mm"/>
    </style:style>
    <style:style style:name="co11" style:family="table-column">
      <style:table-column-properties fo:break-before="auto" style:column-width="45.12mm"/>
    </style:style>
    <style:style style:name="co12" style:family="table-column">
      <style:table-column-properties fo:break-before="auto" style:column-width="6.6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.49mm"/>
    </style:style>
    <style:style style:name="co15" style:family="table-column">
      <style:table-column-properties fo:break-before="auto" style:column-width="30.14mm"/>
    </style:style>
    <style:style style:name="co16" style:family="table-column">
      <style:table-column-properties fo:break-before="auto" style:column-width="117.3mm"/>
    </style:style>
    <style:style style:name="co17" style:family="table-column">
      <style:table-column-properties fo:break-before="auto" style:column-width="60.87mm"/>
    </style:style>
    <style:style style:name="co18" style:family="table-column">
      <style:table-column-properties fo:break-before="auto" style:column-width="39.48mm"/>
    </style:style>
    <style:style style:name="co19" style:family="table-column">
      <style:table-column-properties fo:break-before="auto" style:column-width="12.24mm"/>
    </style:style>
    <style:style style:name="co20" style:family="table-column">
      <style:table-column-properties fo:break-before="auto" style:column-width="32.28mm"/>
    </style:style>
    <style:style style:name="co21" style:family="table-column">
      <style:table-column-properties fo:break-before="auto" style:column-width="114.56mm"/>
    </style:style>
    <style:style style:name="co22" style:family="table-column">
      <style:table-column-properties fo:break-before="auto" style:column-width="7.78mm"/>
    </style:style>
    <style:style style:name="co23" style:family="table-column">
      <style:table-column-properties fo:break-before="auto" style:column-width="34.63mm"/>
    </style:style>
    <style:style style:name="co24" style:family="table-column">
      <style:table-column-properties fo:break-before="auto" style:column-width="113.21mm"/>
    </style:style>
    <style:style style:name="co25" style:family="table-column">
      <style:table-column-properties fo:break-before="auto" style:column-width="46.28mm"/>
    </style:style>
    <style:style style:name="co26" style:family="table-column">
      <style:table-column-properties fo:break-before="auto" style:column-width="8.55mm"/>
    </style:style>
    <style:style style:name="co27" style:family="table-column">
      <style:table-column-properties fo:break-before="auto" style:column-width="44.93mm"/>
    </style:style>
    <style:style style:name="co28" style:family="table-column">
      <style:table-column-properties fo:break-before="auto" style:column-width="257.3mm"/>
    </style:style>
    <style:style style:name="co29" style:family="table-column">
      <style:table-column-properties fo:break-before="auto" style:column-width="45.07mm"/>
    </style:style>
    <style:style style:name="co30" style:family="table-column">
      <style:table-column-properties fo:break-before="auto" style:column-width="13.6mm"/>
    </style:style>
    <style:style style:name="co31" style:family="table-column">
      <style:table-column-properties fo:break-before="auto" style:column-width="32.09mm"/>
    </style:style>
    <style:style style:name="co32" style:family="table-column">
      <style:table-column-properties fo:break-before="auto" style:column-width="112.43mm"/>
    </style:style>
    <style:style style:name="co33" style:family="table-column">
      <style:table-column-properties fo:break-before="auto" style:column-width="41.84mm"/>
    </style:style>
    <style:style style:name="co34" style:family="table-column">
      <style:table-column-properties fo:break-before="auto" style:column-width="61.4mm"/>
    </style:style>
    <style:style style:name="co35" style:family="table-column">
      <style:table-column-properties fo:break-before="auto" style:column-width="25.01mm"/>
    </style:style>
    <style:style style:name="co36" style:family="table-column">
      <style:table-column-properties fo:break-before="auto" style:column-width="244.12mm"/>
    </style:style>
    <style:style style:name="co37" style:family="table-column">
      <style:table-column-properties fo:break-before="auto" style:column-width="112.66mm"/>
    </style:style>
    <style:style style:name="co38" style:family="table-column">
      <style:table-column-properties fo:break-before="auto" style:column-width="35.15mm"/>
    </style:style>
    <style:style style:name="co39" style:family="table-column">
      <style:table-column-properties fo:break-before="auto" style:column-width="24.01mm"/>
    </style:style>
    <style:style style:name="co40" style:family="table-column">
      <style:table-column-properties fo:break-before="auto" style:column-width="188.4mm"/>
    </style:style>
    <style:style style:name="co41" style:family="table-column">
      <style:table-column-properties fo:break-before="auto" style:column-width="123.28mm"/>
    </style:style>
    <style:style style:name="co42" style:family="table-column">
      <style:table-column-properties fo:break-before="auto" style:column-width="29.21mm"/>
    </style:style>
    <style:style style:name="co43" style:family="table-column">
      <style:table-column-properties fo:break-before="auto" style:column-width="176.76mm"/>
    </style:style>
    <style:style style:name="co44" style:family="table-column">
      <style:table-column-properties fo:break-before="auto" style:column-width="135.41mm"/>
    </style:style>
    <style:style style:name="co45" style:family="table-column">
      <style:table-column-properties fo:break-before="auto" style:column-width="33.41mm"/>
    </style:style>
    <style:style style:name="co46" style:family="table-column">
      <style:table-column-properties fo:break-before="auto" style:column-width="30.44mm"/>
    </style:style>
    <style:style style:name="co47" style:family="table-column">
      <style:table-column-properties fo:break-before="auto" style:column-width="209.2mm"/>
    </style:style>
    <style:style style:name="co48" style:family="table-column">
      <style:table-column-properties fo:break-before="auto" style:column-width="156.95mm"/>
    </style:style>
    <style:style style:name="ro1" style:family="table-row">
      <style:table-row-properties style:row-height="2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2.43mm" fo:break-before="auto" style:use-optimal-row-height="false"/>
    </style:style>
    <style:style style:name="ro7" style:family="table-row">
      <style:table-row-properties style:row-height="4.57mm" fo:break-before="auto" style:use-optimal-row-height="true"/>
    </style:style>
    <style:style style:name="ro8" style:family="table-row">
      <style:table-row-properties style:row-height="12.26mm" fo:break-before="auto" style:use-optimal-row-height="false"/>
    </style:style>
    <style:style style:name="ta1" style:family="table" style:master-page-name="Default">
      <style:table-properties table:display="true" style:writing-mode="lr-tb" tableooo:tab-color="#669933"/>
    </style:style>
    <style:style style:name="ta2" style:family="table" style:master-page-name="Default">
      <style:table-properties table:display="true" style:writing-mode="lr-tb" tableooo:tab-color="#990066"/>
    </style:style>
    <style:style style:name="ta3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 tableooo:tab-color="#006666"/>
    </style:style>
    <style:style style:name="ta5" style:family="table" style:master-page-name="Default">
      <style:table-properties table:display="true" style:writing-mode="lr-tb" tableooo:tab-color="#cc0000"/>
    </style:style>
    <style:style style:name="ta6" style:family="table" style:master-page-name="Default">
      <style:table-properties table:display="true" style:writing-mode="lr-tb" tableooo:tab-color="#009933"/>
    </style:style>
    <style:style style:name="ta7" style:family="table" style:master-page-name="Default">
      <style:table-properties table:display="true" style:writing-mode="lr-tb" tableooo:tab-color="#cc9900"/>
    </style:style>
    <style:style style:name="ta8" style:family="table" style:master-page-name="Default">
      <style:table-properties table:display="true" style:writing-mode="lr-tb" tableooo:tab-color="#ff3300"/>
    </style:style>
    <style:style style:name="ta9" style:family="table" style:master-page-name="Default">
      <style:table-properties table:display="true" style:writing-mode="lr-tb" tableooo:tab-color="#ccff66"/>
    </style:style>
    <style:style style:name="ta10" style:family="table" style:master-page-name="Default">
      <style:table-properties table:display="true" style:writing-mode="lr-tb" tableooo:tab-color="#999966"/>
    </style:style>
    <style:style style:name="ta11" style:family="table" style:master-page-name="Default">
      <style:table-properties table:display="true" style:writing-mode="lr-tb" tableooo:tab-color="#83caff"/>
    </style:style>
    <number:boolean-style style:name="N99">
      <number:boolean/>
    </number:boolean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80808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00cc33" style:text-align-source="fix" style:repeat-content="false" style:vertical-align="middle"/>
      <style:paragraph-properties fo:text-align="center"/>
      <style:text-properties fo:color="#ff0000" fo:font-size="14pt" style:font-size-asian="14pt" style:font-size-complex="14pt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00cc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/>
    </style:style>
    <style:style style:name="ce13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 style:font-name-asian="Droid Sans Fallback" style:font-name-complex="FreeSans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0066ff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order-bottom="none" fo:background-color="#6666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0000ff"/>
    </style:style>
    <style:style style:name="ce23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#808080"/>
      <style:text-properties style:font-name="Arial" fo:font-weight="bold" style:font-weight-asian="bold" style:font-weight-complex="bold"/>
    </style:style>
    <style:style style:name="ce25" style:family="table-cell" style:parent-style-name="Default"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Arial"/>
    </style:style>
    <style:style style:name="ce29" style:family="table-cell" style:parent-style-name="Default">
      <style:table-cell-properties fo:background-color="#66ff66"/>
      <style:text-properties fo:color="#ff3333" fo:font-weight="bold" style:font-weight-asian="bold" style:font-weight-complex="bold"/>
    </style:style>
    <style:style style:name="ce30" style:family="table-cell" style:parent-style-name="Default">
      <style:table-cell-properties fo:background-color="#dddddd"/>
      <style:text-properties fo:color="#000000"/>
    </style:style>
    <style:style style:name="ce31" style:family="table-cell" style:parent-style-name="Default">
      <style:table-cell-properties fo:background-color="#66ff66"/>
      <style:text-properties fo:color="#000000"/>
    </style:style>
    <style:style style:name="ce32" style:family="table-cell" style:parent-style-name="Default">
      <style:table-cell-properties style:vertical-align="bottom"/>
    </style:style>
    <style:style style:name="ce33" style:family="table-cell" style:parent-style-name="Default">
      <style:table-cell-properties fo:background-color="#6666ff"/>
    </style:style>
    <style:style style:name="ce34" style:family="table-cell" style:parent-style-name="Default">
      <style:table-cell-properties fo:background-color="#b2b2b2"/>
    </style:style>
    <style:style style:name="ce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/>
    </style:style>
    <style:style style:name="ce38" style:family="table-cell" style:parent-style-name="Default">
      <style:text-properties style:font-name="Liberation Sans" style:font-name-asian="Droid Sans Fallback" style:font-name-complex="FreeSans"/>
    </style:style>
    <style:style style:name="ce39" style:family="table-cell" style:parent-style-name="Default">
      <style:text-properties fo:color="#8000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800000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style:font-name="Liberation Sans" style:font-name-asian="Droid Sans Fallback" style:font-name-complex="FreeSans"/>
    </style:style>
    <style:style style:name="ce4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6" style:family="table-cell" style:parent-style-name="Default">
      <style:table-cell-properties fo:background-color="transparent"/>
      <style:text-properties fo:color="#800000" style:font-name="Liberation Sans" style:font-name-asian="Droid Sans Fallback" style:font-name-complex="FreeSans"/>
    </style:style>
    <style:style style:name="ce47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  <style:style style:name="ce4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0" style:family="table-cell" style:parent-style-name="Default">
      <style:table-cell-properties fo:background-color="transparent"/>
      <style:text-properties fo:color="#800000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style:font-name-asian="Droid Sans Fallback" style:font-name-complex="FreeSans"/>
    </style:style>
    <style:style style:name="ce53" style:family="table-cell" style:parent-style-name="Default">
      <style:text-properties fo:color="#800000" style:font-name="Liberation Sans" style:font-name-asian="Droid Sans Fallback" style:font-name-complex="FreeSans"/>
    </style:style>
    <style:style style:name="ce54" style:family="table-cell" style:parent-style-name="Default" style:data-style-name="N99"/>
    <style:style style:name="ce55" style:family="table-cell" style:parent-style-name="Default" style:data-style-name="N99">
      <style:text-properties style:font-name="Liberation Sans" style:font-name-asian="Droid Sans Fallback" style:font-name-complex="FreeSans"/>
    </style:style>
    <style:style style:name="ce56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Tabl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2"/>
        <table:table-column table:style-name="co4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, </text:p>
          </table:table-cell>
          <table:table-cell table:style-name="Default"/>
          <table:table-cell table:style-name="ce9"/>
          <table:table-cell/>
          <table:table-cell table:style-name="ce9" table:number-columns-repeated="3"/>
          <table:table-cell table:number-columns-repeated="6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tb_vaca</text:p>
          </table:table-cell>
          <table:table-cell/>
          <table:table-cell table:style-name="ce9"/>
          <table:table-cell table:number-columns-repeated="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partos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cha_nac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preci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endedor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cha_compra_vaca</text:p>
          </table:table-cell>
          <table:table-cell/>
          <table:table-cell table:style-name="ce1"/>
          <table:table-cell table:style-name="ce10" office:value-type="string" calcext:value-type="string">
            <text:p>tb_estado_vaca</text:p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origen_vac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numero_vaca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seminada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estado_vaca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sexo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ciclos_lactancia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style-name="ce15"/>
          <table:table-cell/>
          <table:table-cell table:style-name="ce1"/>
          <table:table-cell table:style-name="ce15"/>
          <table:table-cell table:number-columns-repeated="2"/>
          <table:table-cell table:style-name="ce32"/>
          <table:table-cell/>
          <table:table-cell table:style-name="ce1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/>
          <table:table-cell table:style-name="ce15"/>
          <table:table-cell table:number-columns-repeated="4"/>
          <table:table-cell table:style-name="ce1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/>
          <table:table-cell table:number-columns-repeated="5"/>
          <table:table-cell table:style-name="ce1"/>
          <table:table-cell table:number-columns-repeated="2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tb_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o_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cha_parto</text:p>
          </table:table-cell>
          <table:table-cell/>
          <table:table-cell table:style-name="ce15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xo_cria</text:p>
          </table:table-cell>
          <table:table-cell/>
          <table:table-cell table:style-name="ce15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bservaciones</text:p>
          </table:table-cell>
          <table:table-cell/>
          <table:table-cell table:style-name="ce15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ultimo_partos</text:p>
          </table:table-cell>
          <table:table-cell/>
          <table:table-cell table:style-name="ce25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table:style-name="Default"/>
          <table:table-cell table:style-name="ce15"/>
          <table:table-cell/>
          <table:table-cell table:style-name="ce15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5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5"/>
          <table:table-cell table:number-columns-repeated="8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tb_inseminacion</text:p>
          </table:table-cell>
          <table:table-cell/>
          <table:table-cell table:style-name="ce15"/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cha_inseminacion</text:p>
          </table:table-cell>
          <table:table-cell/>
          <table:table-cell table:style-name="ce15" table:number-columns-repeated="3"/>
          <table:table-cell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toro</text:p>
          </table:table-cell>
          <table:table-cell/>
          <table:table-cell table:style-name="ce15" table:number-columns-repeated="3"/>
          <table:table-cell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ero_vaca</text:p>
          </table:table-cell>
          <table:table-cell/>
          <table:table-cell table:style-name="ce26"/>
          <table:table-cell table:style-name="ce15" table:number-columns-repeated="2"/>
          <table:table-cell table:number-columns-repeated="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mbre_inseminador</text:p>
          </table:table-cell>
          <table:table-cell/>
          <table:table-cell table:style-name="ce15" table:number-columns-repeated="3"/>
          <table:table-cell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ntidad_pajillas_puestas</text:p>
          </table:table-cell>
          <table:table-cell/>
          <table:table-cell table:style-name="ce15" table:number-columns-repeated="3"/>
          <table:table-cell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ero_inseminacion</text:p>
          </table:table-cell>
          <table:table-cell/>
          <table:table-cell table:style-name="ce15" table:number-columns-repeated="3"/>
          <table:table-cell table:number-columns-repeated="6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pari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piti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peticiones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ultima_inseminacion</text:p>
          </table:table-cell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tb_junta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sidente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cepresidente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orer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cretari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ocal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vocal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vocal3</text:p>
          </table:table-cell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10" office:value-type="string" calcext:value-type="string">
            <text:p>tb_tipoactividad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id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tipo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10" office:value-type="string" calcext:value-type="string">
            <text:p>tb_Hatoctividad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idHatoActividad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idsocio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tipo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18" table:number-columns-spanned="10" table:number-rows-spanned="1"/>
          <table:covered-table-cell table:number-columns-repeated="9"/>
          <table:table-cell/>
        </table:table-row>
        <table:table-row table:style-name="ro2">
          <table:table-cell/>
          <table:table-cell table:style-name="ce2" table:number-columns-repeated="2"/>
          <table:table-cell table:style-name="ce24"/>
          <table:table-cell table:style-name="ce2" table:number-columns-repeated="9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tb_Persona</text:p>
          </table:table-cell>
          <table:table-cell table:style-name="ce24"/>
          <table:table-cell table:style-name="ce2"/>
          <table:table-cell table:style-name="ce10" office:value-type="string" calcext:value-type="string">
            <text:p>tbsociodireccion</text:p>
          </table:table-cell>
          <table:table-cell table:style-name="ce2" table:number-columns-repeated="2"/>
          <table:table-cell table:style-name="ce10" office:value-type="string" calcext:value-type="string">
            <text:p>tbsocioestado</text:p>
          </table:table-cell>
          <table:table-cell table:style-name="ce2" table:number-columns-repeated="2"/>
          <table:table-cell table:style-name="ce10" office:value-type="string" calcext:value-type="string">
            <text:p>tbsoci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dPersona</text:p>
          </table:table-cell>
          <table:table-cell table:style-name="ce24"/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ocio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ocioestado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ocioid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edula</text:p>
          </table:table-cell>
          <table:table-cell table:style-name="ce24"/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ocioprovincia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ocioestadodetalle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ociocedula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 table:style-name="ce24"/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sociocanton</text:p>
          </table:table-cell>
          <table:table-cell table:style-name="ce2" table:number-columns-repeated="4"/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socionombre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primerapellido</text:p>
          </table:table-cell>
          <table:table-cell table:style-name="ce24"/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sociodistrito</text:p>
          </table:table-cell>
          <table:table-cell table:style-name="ce2" table:number-columns-repeated="4"/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socioprimerapellid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egundoapellido</text:p>
          </table:table-cell>
          <table:table-cell table:style-name="ce24"/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sociopueblo</text:p>
          </table:table-cell>
          <table:table-cell table:style-name="ce2" table:number-columns-repeated="4"/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sociosegundoapellid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elcasa</text:p>
          </table:table-cell>
          <table:table-cell table:style-name="ce24"/>
          <table:table-cell table:style-name="ce27"/>
          <table:table-cell table:style-name="ce28" table:number-columns-spanned="4" table:number-rows-spanned="5"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sociotelefon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16" office:value-type="string" calcext:value-type="string">
            <text:p>telmovil</text:p>
          </table:table-cell>
          <table:table-cell table:style-name="ce24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16" office:value-type="string" calcext:value-type="string">
            <text:p>sociocorreo</text:p>
          </table:table-cell>
          <table:table-cell table:style-name="ce2"/>
        </table:table-row>
        <table:table-row table:style-name="ro2">
          <table:table-cell/>
          <table:table-cell table:style-name="ce2" table:number-columns-repeated="2"/>
          <table:table-cell table:style-name="ce24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20" office:value-type="string" calcext:value-type="string">
            <text:p>tipoactividadid</text:p>
          </table:table-cell>
          <table:table-cell table:style-name="ce2"/>
        </table:table-row>
        <table:table-row table:style-name="ro2">
          <table:table-cell/>
          <table:table-cell table:style-name="ce2" table:number-columns-repeated="2"/>
          <table:table-cell table:style-name="ce24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20" table:formula="of:=[Tablas.I76]" office:value-type="string" office:string-value="fincatipoid" calcext:value-type="string">
            <text:p>fincatipoid</text:p>
          </table:table-cell>
          <table:table-cell table:style-name="ce2"/>
        </table:table-row>
        <table:table-row table:style-name="ro2">
          <table:table-cell/>
          <table:table-cell table:style-name="ce2" table:number-columns-repeated="2"/>
          <table:table-cell table:style-name="ce24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20" office:value-type="string" calcext:value-type="string">
            <text:p>sociofechaingreso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tbfinca</text:p>
          </table:table-cell>
          <table:table-cell table:style-name="ce2" table:number-columns-repeated="2"/>
          <table:table-cell table:style-name="ce10" office:value-type="string" calcext:value-type="string">
            <text:p>tbfincadireccion</text:p>
          </table:table-cell>
          <table:table-cell table:style-name="ce2" table:number-columns-repeated="2"/>
          <table:table-cell table:style-name="ce10" office:value-type="string" calcext:value-type="string">
            <text:p>tbfincatipo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20" table:formula="of:=[Tablas.I65]" office:value-type="string" office:string-value="socioestadoid" calcext:value-type="string">
            <text:p>socioestadoid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finca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finca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fincatipoid</text:p>
          </table:table-cell>
          <table:table-cell table:style-name="ce2" table:number-columns-repeated="4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formula="of:=[Tablas.L65]" office:value-type="string" office:string-value="socioid" calcext:value-type="string">
            <text:p>socioid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fincaprovincia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fincatiponombre</text:p>
          </table:table-cell>
          <table:table-cell table:style-name="ce2" table:number-columns-repeated="4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fincaarea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fincacanton</text:p>
          </table:table-cell>
          <table:table-cell table:style-name="ce2"/>
          <table:table-cell table:style-name="ce3"/>
          <table:table-cell table:style-name="ce12"/>
          <table:table-cell table:style-name="ce2" table:number-columns-repeated="4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fincacantidadbobinos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fincadistrito</text:p>
          </table:table-cell>
          <table:table-cell table:style-name="ce2" table:number-columns-repeated="7"/>
        </table:table-row>
        <table:table-row table:style-name="ro2">
          <table:table-cell/>
          <table:table-cell table:style-name="ce2" table:number-columns-repeated="3"/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fincapueblo</text:p>
          </table:table-cell>
          <table:table-cell table:style-name="ce2" table:number-columns-repeated="7"/>
        </table:table-row>
        <table:table-row table:style-name="ro2">
          <table:table-cell/>
          <table:table-cell table:style-name="ce2" table:number-columns-repeated="3"/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fincaexacta</text:p>
          </table:table-cell>
          <table:table-cell table:style-name="ce2" table:number-columns-repeated="7"/>
        </table:table-row>
        <table:table-row table:style-name="ro2" table:number-rows-repeated="2">
          <table:table-cell/>
          <table:table-cell table:style-name="ce2" table:number-columns-repeated="12"/>
        </table:table-row>
        <table:table-row table:style-name="ro2" table:number-rows-repeated="4">
          <table:table-cell/>
          <table:table-cell table:style-name="Default" table:number-columns-repeated="3"/>
          <table:table-cell table:number-columns-repeated="9"/>
        </table:table-row>
        <table:table-row table:style-name="ro5">
          <table:table-cell/>
          <table:table-cell table:style-name="ce4" office:value-type="string" calcext:value-type="string" table:number-columns-spanned="12" table:number-rows-spanned="1">
            <text:p>Nuevas tablas implementadas el dia 12 de setiembre del 2017</text:p>
          </table:table-cell>
          <table:covered-table-cell table:number-columns-repeated="11" table:style-name="ce5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tbtipocerca</text:p>
          </table:table-cell>
          <table:table-cell table:style-name="ce5" table:number-columns-repeated="2"/>
          <table:table-cell table:style-name="ce19" office:value-type="string" calcext:value-type="string">
            <text:p>tbfierro</text:p>
          </table:table-cell>
          <table:table-cell table:style-name="ce5" table:number-columns-repeated="2"/>
          <table:table-cell table:style-name="ce19" office:value-type="string" calcext:value-type="string">
            <text:p>tbexamenbrusela</text:p>
          </table:table-cell>
          <table:table-cell table:style-name="ce5" table:number-columns-repeated="2"/>
          <table:table-cell table:style-name="ce33" office:value-type="string" calcext:value-type="string">
            <text:p>tbcolaborador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incacercai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fierroi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examenbruselai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4" office:value-type="string" calcext:value-type="string">
            <text:p>colaboradorid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incacercatipo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ierrotien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examenbruselavigen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34" office:value-type="string" calcext:value-type="string">
            <text:p>colaboradorcedula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20"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ierroruta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examenbruselafechavencimiento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34" office:value-type="string" calcext:value-type="string">
            <text:p>colaboradornombre</text:p>
          </table:table-cell>
          <table:table-cell table:style-name="ce5"/>
        </table:table-row>
        <table:table-row table:style-name="ro2">
          <table:table-cell/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idsocio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idsocio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34" office:value-type="string" calcext:value-type="string">
            <text:p>colaboradorprimerapellido</text:p>
          </table:table-cell>
          <table:table-cell table:style-name="ce5"/>
        </table:table-row>
        <table:table-row table:style-name="ro2">
          <table:table-cell/>
          <table:table-cell table:style-name="ce5"/>
          <table:table-cell table:style-name="ce19" office:value-type="string" calcext:value-type="string">
            <text:p>tbcvo</text:p>
          </table:table-cell>
          <table:table-cell table:style-name="ce5" table:number-columns-repeated="7"/>
          <table:table-cell table:style-name="ce5" office:value-type="float" office:value="5" calcext:value-type="float">
            <text:p>5</text:p>
          </table:table-cell>
          <table:table-cell table:style-name="ce34" office:value-type="string" calcext:value-type="string">
            <text:p>colaboradorsegundoapellido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cvoid</text:p>
          </table:table-cell>
          <table:table-cell table:style-name="ce5" table:number-columns-repeated="5"/>
          <table:table-cell table:style-name="ce19" office:value-type="string" calcext:value-type="string">
            <text:p>tbexamentuberculosis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34" office:value-type="string" calcext:value-type="string">
            <text:p>colaboradorcorreo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cvotiene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examentuberculosisid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34" office:value-type="string" calcext:value-type="string">
            <text:p>colaboradortelefono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ofechavigencia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examentuberculosisvigent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idsocio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examentuberculosisfechavencimiento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table:number-columns-repeated="6"/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idsocio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6" table:number-columns-repeated="12"/>
        </table:table-row>
        <table:table-row table:style-name="ro2">
          <table:table-cell/>
          <table:table-cell table:style-name="ce6"/>
          <table:table-cell table:style-name="ce21" office:value-type="string" calcext:value-type="string">
            <text:p>tb_Hato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hatoid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ocioid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hatoraza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hatoternero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hatoternera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hatonovillo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hatonovilla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8" calcext:value-type="float">
            <text:p>8</text:p>
          </table:table-cell>
          <table:table-cell table:style-name="ce17" office:value-type="string" calcext:value-type="string">
            <text:p>hatonovillaprenada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float" office:value="9" calcext:value-type="float">
            <text:p>9</text:p>
          </table:table-cell>
          <table:table-cell table:style-name="ce17" office:value-type="string" calcext:value-type="string">
            <text:p>hatotoroengorde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style-name="ce20" office:value-type="string" calcext:value-type="string">
            <text:p>hatotoroservicio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float" office:value="11" calcext:value-type="float">
            <text:p>11</text:p>
          </table:table-cell>
          <table:table-cell table:style-name="ce20" office:value-type="string" calcext:value-type="string">
            <text:p>hatovacacria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style-name="ce20" office:value-type="string" calcext:value-type="string">
            <text:p>hatovacaengorde</text:p>
          </table:table-cell>
          <table:table-cell table:style-name="ce6" table:number-columns-repeated="10"/>
        </table:table-row>
        <table:table-row table:style-name="ro2" table:number-rows-repeated="3">
          <table:table-cell/>
          <table:table-cell table:style-name="ce5" table:number-columns-repeated="12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/>
          <table:table-cell table:style-name="ce8" table:number-columns-repeated="12"/>
        </table:table-row>
        <table:table-row table:style-name="ro2">
          <table:table-cell/>
          <table:table-cell table:style-name="ce8" table:number-columns-repeated="4"/>
          <table:table-cell table:style-name="ce29" office:value-type="string" calcext:value-type="string">
            <text:p>Nuevas tabla dia 22/10</text:p>
          </table:table-cell>
          <table:table-cell table:style-name="ce8" table:number-columns-repeated="7"/>
        </table:table-row>
        <table:table-row table:style-name="ro2">
          <table:table-cell/>
          <table:table-cell table:style-name="ce8" table:number-columns-repeated="12"/>
        </table:table-row>
        <table:table-row table:style-name="ro2">
          <table:table-cell/>
          <table:table-cell table:style-name="ce8"/>
          <table:table-cell table:style-name="ce22" office:value-type="string" calcext:value-type="string">
            <text:p>tbactaaprobacion</text:p>
          </table:table-cell>
          <table:table-cell table:style-name="ce8" table:number-columns-repeated="2"/>
          <table:table-cell table:style-name="ce22" office:value-type="string" calcext:value-type="string">
            <text:p>tbanualidad</text:p>
          </table:table-cell>
          <table:table-cell table:style-name="ce8" table:number-columns-repeated="2"/>
          <table:table-cell table:style-name="ce22" office:value-type="string" calcext:value-type="string">
            <text:p>tbpagoanualidad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23" office:value-type="string" calcext:value-type="string">
            <text:p>actaaprocioni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nualidadi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23" office:value-type="string" calcext:value-type="string">
            <text:p>pagoanualidadid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23" office:value-type="string" calcext:value-type="string">
            <text:p>socioi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30" office:value-type="string" calcext:value-type="string">
            <text:p>responsablei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23" office:value-type="string" calcext:value-type="string">
            <text:p>socioid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actaaprocionsecion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30" office:value-type="string" calcext:value-type="string">
            <text:p>anualidadmonto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pagoanualidadanterior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23" office:value-type="string" calcext:value-type="string">
            <text:p>actaaprocionfecha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30" office:value-type="string" calcext:value-type="string">
            <text:p>anualidadfechaactualizacion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23" office:value-type="string" calcext:value-type="string">
            <text:p>pagoanuliadadactual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5" calcext:value-type="float">
            <text:p>5</text:p>
          </table:table-cell>
          <table:table-cell table:style-name="ce23" office:value-type="string" calcext:value-type="string">
            <text:p>actaaprocioncodicion</text:p>
          </table:table-cell>
          <table:table-cell table:style-name="ce8" table:number-columns-repeated="2"/>
          <table:table-cell table:style-name="ce31"/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23" office:value-type="string" calcext:value-type="string">
            <text:p>pagoanualidadproximo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6" calcext:value-type="float">
            <text:p>6</text:p>
          </table:table-cell>
          <table:table-cell table:style-name="ce23" office:value-type="string" calcext:value-type="string">
            <text:p>actaaprobacionmotivo</text:p>
          </table:table-cell>
          <table:table-cell table:style-name="ce8" table:number-columns-repeated="4"/>
          <table:table-cell table:style-name="ce8" office:value-type="float" office:value="6" calcext:value-type="float">
            <text:p>6</text:p>
          </table:table-cell>
          <table:table-cell table:style-name="ce23" office:value-type="string" calcext:value-type="string">
            <text:p>pagoanualidadestado</text:p>
          </table:table-cell>
          <table:table-cell table:style-name="ce8" table:number-columns-repeated="4"/>
        </table:table-row>
        <table:table-row table:style-name="ro2" table:number-rows-repeated="3">
          <table:table-cell/>
          <table:table-cell table:style-name="ce8" table:number-columns-repeated="12"/>
        </table:table-row>
        <table:table-row table:style-name="ro2">
          <table:table-cell/>
          <table:table-cell table:style-name="ce8" table:number-columns-repeated="12"/>
        </table:table-row>
      </table:table>
      <table:table table:name="parto" table:style-name="ta2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number-columns-repeated="6"/>
        </table:table-row>
        <table:table-row table:style-name="ro2">
          <table:table-cell/>
          <table:table-cell office:value-type="string" calcext:value-type="string">
            <text:p>CRUD Parto</text:p>
          </table:table-cell>
          <table:table-cell table:style-name="ce36" office:value-type="string" calcext:value-type="string">
            <text:p>Catalogo Nuevo Part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update</text:p>
          </table:table-cell>
          <table:table-cell table:formula="of:=[Tablas.C24]" office:value-type="string" office:string-value="ultimo_partos" calcext:value-type="string">
            <text:p>ultimo_partos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insert</text:p>
          </table:table-cell>
          <table:table-cell table:formula="of:=CONCATENATE([Tablas.C20]; ;&quot;, &quot;; [Tablas.C21]; ;&quot;, &quot;; [Tablas.C22]; ;&quot;, &quot;; [Tablas.C23]; ;&quot;, &quot;; [Tablas.C24] )" office:value-type="string" office:string-value="numero_vaca, fecha_parto, sexo_cria, observaciones, ultimo_partos" calcext:value-type="string">
            <text:p>numero_vaca, fecha_parto, sexo_cria, observaciones, ultimo_partos</text:p>
          </table:table-cell>
          <table:table-cell/>
          <table:table-cell table:style-name="ce37" office:value-type="string" calcext:value-type="string">
            <text:p>inserto dos registros</text:p>
          </table:table-cell>
        </table:table-row>
        <table:table-row table:style-name="ro2">
          <table:table-cell/>
          <table:table-cell table:formula="of:=[Tablas.C28]" office:value-type="string" office:string-value="tb_inseminacion" calcext:value-type="string">
            <text:p>tb_inseminacion</text:p>
          </table:table-cell>
          <table:table-cell office:value-type="string" calcext:value-type="string">
            <text:p>update</text:p>
          </table:table-cell>
          <table:table-cell table:formula="of:=[Tablas.C35]" office:value-type="string" office:string-value="pario" calcext:value-type="string">
            <text:p>pario</text:p>
          </table:table-cell>
          <table:table-cell office:value-type="string" calcext:value-type="string">
            <text:p>´si´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13]" office:value-type="string" office:string-value="inseminada" calcext:value-type="string">
            <text:p>inseminada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2]" office:value-type="string" office:string-value="tb_vaca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7]" office:value-type="string" office:string-value="partos_vaca" calcext:value-type="string">
            <text:p>partos_vaca</text:p>
          </table:table-cell>
          <table:table-cell table:formula="of:=CONCATENATE([Tablas.C7]; ;&quot; +1 &quot;;)" office:value-type="string" office:string-value="partos_vaca +1 " calcext:value-type="string">
            <text:p>partos_vaca +1 </text:p>
          </table:table-cell>
          <table:table-cell/>
        </table:table-row>
        <table:table-row table:style-name="ro2">
          <table:table-cell/>
          <table:table-cell table:formula="of:=[Tablas.F11]" office:value-type="string" office:string-value="tb_estado_vaca" calcext:value-type="string">
            <text:p>tb_estado_vaca</text:p>
          </table:table-cell>
          <table:table-cell office:value-type="string" calcext:value-type="string">
            <text:p>update</text:p>
          </table:table-cell>
          <table:table-cell table:formula="of:=CONCATENATE([Tablas.F13]; ; &quot;,&quot; ; [Tablas.F14])" office:value-type="string" office:string-value="estado_vaca,ciclos_lactancia" calcext:value-type="string">
            <text:p>estado_vaca,ciclos_lactancia</text:p>
          </table:table-cell>
          <table:table-cell office:value-type="string" calcext:value-type="string">
            <text:p>'produccion' , '$cosechas_actual</text:p>
          </table:table-cell>
          <table:table-cell/>
        </table:table-row>
      </table:table>
      <table:table table:name="junta" table:style-name="ta3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5" table:default-cell-style-name="Default"/>
        <table:table-row table:style-name="ro2">
          <table:table-cell/>
          <table:table-cell office:value-type="string" calcext:value-type="string">
            <text:p>CRUD junta</text:p>
          </table:table-cell>
          <table:table-cell table:style-name="ce38" office:value-type="string" calcext:value-type="string">
            <text:p>Catalogo nueva junta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residente, viceprecidente, tesorero, secretario, vocal(1,2,3)</text:p>
          </table:table-cell>
          <table:table-cell/>
          <table:table-cell table:style-name="ce37"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update</text:p>
          </table:table-cell>
          <table:table-cell table:number-columns-repeated="3"/>
        </table:table-row>
      </table:table>
      <table:table table:name="censo" table:style-name="ta4"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ce37"/>
        <table:table-row table:style-name="ro2">
          <table:table-cell/>
          <table:table-cell office:value-type="string" calcext:value-type="string">
            <text:p>CRUD Censo</text:p>
          </table:table-cell>
          <table:table-cell office:value-type="string" calcext:value-type="string">
            <text:p>Catalogo nuevo censo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/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tbhe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son, calfs,veals,steers,heifgrs,pregnantheifers,bulls cows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her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rson,typ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serto cuatro registros</text:p>
          </table:table-cell>
        </table:table-row>
        <table:table-row table:style-name="ro2">
          <table:table-cell/>
          <table:table-cell office:value-type="string" calcext:value-type="string">
            <text:p>tbPerson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,name,firsname,lastname,phonehome,phon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nserto dos registros</text:p>
          </table:table-cell>
        </table:table-row>
      </table:table>
      <table:table table:name="socio" table:style-name="ta5">
        <table:table-column table:style-name="co26" table:default-cell-style-name="Default"/>
        <table:table-column table:style-name="co27" table:default-cell-style-name="ce38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3" table:default-cell-style-name="ce40"/>
        <table:table-row table:style-name="ro2">
          <table:table-cell/>
          <table:table-cell table:style-name="Default"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insert</text:p>
          </table:table-cell>
          <table:table-cell table:style-name="ce38" table:formula="of:=CONCATENATE([Tablas.L65];[Tablas.A1];[Tablas.L66];[Tablas.A1];[Tablas.L67];[Tablas.A1];[Tablas.L68];[Tablas.A1];[Tablas.L69];[Tablas.A1];[Tablas.L70];[Tablas.A1];[Tablas.L71];[Tablas.A1];[Tablas.L72])" office:value-type="string" office:string-value="socioid, sociocedula, socionombre, socioprimerapellido, sociosegundoapellido, sociotelefono, sociocorreo, tipoactividadid" calcext:value-type="string">
            <text:p>socioid, sociocedula, socionombre, socioprimerapellido, sociosegundoapellido, sociotelefono, sociocorreo, tipoactividadid</text:p>
          </table:table-cell>
          <table:table-cell table:number-columns-repeated="4"/>
        </table:table-row>
        <table:table-row table:style-name="ro2">
          <table:table-cell/>
          <table:table-cell table:style-name="Default"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insert</text:p>
          </table:table-cell>
          <table:table-cell table:style-name="ce38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number-columns-repeated="4"/>
        </table:table-row>
        <table:table-row table:style-name="ro7">
          <table:table-cell/>
          <table:table-cell table:style-name="ce43" office:value-type="string" calcext:value-type="string" table:number-columns-spanned="3" table:number-rows-spanned="1">
            <text:p>CUANDO SE INSERTA UN SOCIO, SE INSERTA EN LA TABLA <text:s/>FINCA CON TODOS LOS DATOS VACIOS.</text:p>
          </table:table-cell>
          <table:covered-table-cell table:style-name="ce49"/>
          <table:covered-table-cell table:style-name="ce52"/>
          <table:table-cell table:style-name="ce49"/>
          <table:table-cell table:number-columns-repeated="3"/>
        </table:table-row>
        <table:table-row table:style-name="ro2">
          <table:table-cell/>
          <table:table-cell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style-name="ce38"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 table:number-columns-repeated="4"/>
        </table:table-row>
        <table:table-row table:style-name="ro2">
          <table:table-cell/>
          <table:table-cell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style-name="ce38"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38"/>
          <table:table-cell table:number-columns-repeated="4"/>
        </table:table-row>
        <table:table-row table:style-name="ro2">
          <table:table-cell table:style-name="ce39"/>
          <table:table-cell table:style-name="ce44" office:value-type="string" calcext:value-type="string" table:number-columns-spanned="3" table:number-rows-spanned="1">
            <text:p>CUANDO SE TENGA INSERTADA LA FINCA, DESDE LA VENTANA FINCA.PHP SE ACTUALIZA LA TABLA FINCAS</text:p>
          </table:table-cell>
          <table:covered-table-cell table:style-name="ce39"/>
          <table:covered-table-cell table:style-name="ce53"/>
          <table:table-cell table:number-columns-repeated="4"/>
        </table:table-row>
        <table:table-row table:style-name="ro2">
          <table:table-cell/>
          <table:table-cell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update</text:p>
          </table:table-cell>
          <table:table-cell table:style-name="ce38"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45"/>
          <table:table-cell table:style-name="ce40"/>
          <table:table-cell table:style-name="ce45"/>
          <table:table-cell table:style-name="ce40"/>
          <table:table-cell table:number-columns-repeated="3"/>
        </table:table-row>
        <table:table-row table:style-name="ro2">
          <table:table-cell table:style-name="ce41" office:value-type="string" calcext:value-type="string" table:number-columns-spanned="4" table:number-rows-spanned="1">
            <text:p>ESTAS OPCIONES SERAN CUANDO SE TENGA AL MENOS UN SOCIO REGISTRADO</text:p>
          </table:table-cell>
          <table:covered-table-cell table:style-name="ce46"/>
          <table:covered-table-cell table:number-columns-repeated="2" table:style-name="ce50"/>
          <table:table-cell table:style-name="ce40"/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update</text:p>
          </table:table-cell>
          <table:table-cell table:style-name="ce38"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office:value-type="string" calcext:value-type="string">
            <text:p>WHERE socioid =idnuevo</text:p>
          </table:table-cell>
          <table:table-cell table:number-columns-repeated="3"/>
        </table:table-row>
        <table:table-row table:style-name="ro2">
          <table:table-cell table:style-name="ce42"/>
          <table:table-cell table:style-name="ce47" table:formula="of:=[Tablas.L64]" office:value-type="string" office:string-value="tbsocio" calcext:value-type="string">
            <text:p>tbsocio</text:p>
          </table:table-cell>
          <table:table-cell table:style-name="ce42" office:value-type="string" calcext:value-type="string">
            <text:p>delete</text:p>
          </table:table-cell>
          <table:table-cell table:style-name="ce47"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table:style-name="ce42"/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select</text:p>
          </table:table-cell>
          <table:table-cell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44" table:formula="of:=[.A13]" office:value-type="string" office:string-value="ESTAS OPCIONES SERAN CUANDO SE TENGA AL MENOS UN SOCIO REGISTRADO" calcext:value-type="string" table:number-columns-spanned="3" table:number-rows-spanned="1">
            <text:p>ESTAS OPCIONES SERAN CUANDO SE TENGA AL MENOS UN SOCIO REGISTRADO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42"/>
          <table:table-cell table:style-name="ce42" table:formula="of:=[Tablas.F64]" office:value-type="string" office:string-value="tbsociodireccion" calcext:value-type="string">
            <text:p>tbsociodireccion</text:p>
          </table:table-cell>
          <table:table-cell table:style-name="ce42" office:value-type="string" calcext:value-type="string">
            <text:p>delete</text:p>
          </table:table-cell>
          <table:table-cell table:style-name="ce42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style-name="ce42"/>
          <table:table-cell table:number-columns-repeated="3"/>
        </table:table-row>
        <table:table-row table:style-name="ro2">
          <table:table-cell/>
          <table:table-cell table:style-name="Default"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select</text:p>
          </table:table-cell>
          <table:table-cell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38"/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48" office:value-type="string" calcext:value-type="string" table:number-columns-spanned="2" table:number-rows-spanned="1">
            <text:p>CREADO PERO NO SE APLICA.</text:p>
          </table:table-cell>
          <table:covered-table-cell table:style-name="ce51"/>
          <table:table-cell table:number-columns-repeated="2"/>
          <table:table-cell table:style-name="Default" table:number-columns-repeated="3"/>
        </table:table-row>
      </table:table>
      <table:table table:name="finca" table:style-name="ta6"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number-columns-repeated="5" table:default-cell-style-name="Default"/>
        <table:table-row table:style-name="ro2">
          <table:table-cell/>
          <table:table-cell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  <table:table-cell table:number-columns-repeated="4"/>
        </table:table-row>
        <table:table-row table:style-name="ro2">
          <table:table-cell/>
          <table:table-cell table:style-name="ce38"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/>
          <table:table-cell table:style-name="ce42" office:value-type="string" calcext:value-type="string">
            <text:p>Inserta cuatro registros</text:p>
          </table:table-cell>
          <table:table-cell table:style-name="ce42" table:number-columns-repeated="3"/>
        </table:table-row>
        <table:table-row table:style-name="ro2">
          <table:table-cell/>
          <table:table-cell table:style-name="ce38"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/>
          <table:table-cell table:style-name="ce42" office:value-type="string" calcext:value-type="string">
            <text:p>inserta seis registros</text:p>
          </table:table-cell>
          <table:table-cell table:style-name="ce42" table:number-columns-repeated="3"/>
        </table:table-row>
        <table:table-row table:style-name="ro2">
          <table:table-cell/>
          <table:table-cell table:style-name="ce38" table:formula="of:=[Tablas.I75]" office:value-type="string" office:string-value="tbfincatipo" calcext:value-type="string">
            <text:p>tbfincatipo</text:p>
          </table:table-cell>
          <table:table-cell office:value-type="string" calcext:value-type="string">
            <text:p>insert</text:p>
          </table:table-cell>
          <table:table-cell table:formula="of:=CONCATENATE([Tablas.I77])" office:value-type="string" office:string-value="fincatiponombre" calcext:value-type="string">
            <text:p>fincatiponombre</text:p>
          </table:table-cell>
          <table:table-cell/>
          <table:table-cell table:style-name="ce42" office:value-type="string" calcext:value-type="string">
            <text:p>inserta un <text:s/>registro</text:p>
          </table:table-cell>
          <table:table-cell table:style-name="ce42" table:number-columns-repeated="3"/>
        </table:table-row>
        <table:table-row table:style-name="ro2">
          <table:table-cell table:number-columns-repeated="3"/>
          <table:table-cell table:style-name="ce54"/>
          <table:table-cell table:number-columns-repeated="5"/>
        </table:table-row>
        <table:table-row table:style-name="ro2" table:number-rows-repeated="10">
          <table:table-cell table:number-columns-repeated="9"/>
        </table:table-row>
        <table:table-row table:style-name="ro2">
          <table:table-cell table:number-columns-repeated="3"/>
          <table:table-cell table:formula="of:=CONCATENATE([Tablas.L2])">
            <text:p/>
          </table:table-cell>
          <table:table-cell table:number-columns-repeated="5"/>
        </table:table-row>
      </table:table>
      <table:table table:name="Fierro" table:style-name="ta7">
        <table:table-column table:style-name="co13" table:default-cell-style-name="Default"/>
        <table:table-column table:style-name="co33" table:default-cell-style-name="ce38"/>
        <table:table-column table:style-name="co13" table:default-cell-style-name="Default"/>
        <table:table-column table:style-name="co34" table:default-cell-style-name="ce38"/>
        <table:table-column table:style-name="co13" table:default-cell-style-name="Default"/>
        <table:table-column table:style-name="co13" table:number-columns-repeated="4" table:default-cell-style-name="ce42"/>
        <table:table-row table:style-name="ro8">
          <table:table-cell/>
          <table:table-cell table:style-name="Default" office:value-type="string" calcext:value-type="string">
            <text:p>CRUD FIERRO</text:p>
          </table:table-cell>
          <table:table-cell table:style-name="ce18" office:value-type="string" calcext:value-type="string" table:number-columns-spanned="6" table:number-rows-spanned="1">
            <text:p>Esta accion se realizara desde la vista <text:s/>fincaView.php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/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  <table:table-cell table:style-name="Default" table:number-columns-repeated="4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insert</text:p>
          </table:table-cell>
          <table:table-cell table:formula="of:=CONCATENATE([Tablas.F91];[Tablas.A1];[Tablas.F92];[Tablas.A1];[Tablas.F93])" office:value-type="string" office:string-value="fierrotiene, fierroruta, idsocio" calcext:value-type="string">
            <text:p>fierrotiene, fierroruta, idsocio</text:p>
          </table:table-cell>
          <table:table-cell/>
          <table:table-cell office:value-type="string" calcext:value-type="string">
            <text:p>Inserta un nuevo fierro 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select</text:p>
          </table:table-cell>
          <table:table-cell table:formula="of:=CONCATENATE([Tablas.F93])" office:value-type="string" office:string-value="idsocio" calcext:value-type="string">
            <text:p>idsocio</text:p>
          </table:table-cell>
          <table:table-cell/>
          <table:table-cell office:value-type="string" calcext:value-type="string">
            <text:p>Devuelve el fierro apartir de un socioid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update</text:p>
          </table:table-cell>
          <table:table-cell table:formula="of:=CONCATENATE([Tablas.F92];[Tablas.A1];[Tablas.F93])" office:value-type="string" office:string-value="fierroruta, idsocio" calcext:value-type="string">
            <text:p>fierroruta, idsocio</text:p>
          </table:table-cell>
          <table:table-cell/>
          <table:table-cell office:value-type="string" calcext:value-type="string">
            <text:p>Actualiza un fierro de un socio.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delete</text:p>
          </table:table-cell>
          <table:table-cell table:style-name="ce55" table:formula="of:=CONCATENATE([Tablas.F93])" office:value-type="string" office:string-value="idsocio" calcext:value-type="string">
            <text:p>idsocio</text:p>
          </table:table-cell>
          <table:table-cell/>
          <table:table-cell office:value-type="string" calcext:value-type="string">
            <text:p>Eliminar el fierro del socio</text:p>
          </table:table-cell>
          <table:table-cell table:number-columns-repeated="3"/>
        </table:table-row>
      </table:table>
      <table:table table:name="colaborador" table:style-name="ta8">
        <table:table-column table:style-name="co13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38"/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insert</text:p>
          </table:table-cell>
          <table:table-cell table:formula="of:=CONCATENATE([Tablas.L90];[Tablas.A1];[Tablas.L91];[Tablas.A1];[Tablas.L92];[Tablas.A1];[Tablas.L93];[Tablas.A1];[Tablas.L94];[Tablas.A1];[Tablas.L95];[Tablas.A1];[Tablas.L96])" office:value-type="string" office:string-value="colaboradorid, colaboradorcedula, colaboradornombre, colaboradorprimerapellido, colaboradorsegundoapellido, colaboradorcorreo, colaboradortelefono" calcext:value-type="string">
            <text:p>colaboradorid, colaboradorcedula, colaboradornombre, colaboradorprimerapellido, colaboradorsegundoapellido, colaboradorcorreo, colaboradortelefono</text:p>
          </table:table-cell>
          <table:table-cell office:value-type="string" calcext:value-type="string">
            <text:p>Inserta en la tabla los datos anteriores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update</text:p>
          </table:table-cell>
          <table:table-cell table:formula="of:=CONCATENATE([Tablas.L91];[Tablas.A1];[Tablas.L92];[Tablas.A1];[Tablas.L93];[Tablas.A1];[Tablas.L94];[Tablas.A1];[Tablas.L95];[Tablas.A1];[Tablas.L96])" office:value-type="string" office:string-value="colaboradorcedula, colaboradornombre, colaboradorprimerapellido, colaboradorsegundoapellido, colaboradorcorreo, colaboradortelefono" calcext:value-type="string">
            <text:p>colaboradorcedula, colaboradornombre, colaboradorprimerapellido, colaboradorsegundoapellido, colaboradorcorreo, colaboradortelefono</text:p>
          </table:table-cell>
          <table:table-cell office:value-type="string" calcext:value-type="string">
            <text:p>Actualizara los valores de la tabla por medio del id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select</text:p>
          </table:table-cell>
          <table:table-cell table:formula="of:=CONCATENATE([Tablas.L91])" office:value-type="string" office:string-value="colaboradorcedula" calcext:value-type="string">
            <text:p>colaboradorcedula</text:p>
          </table:table-cell>
          <table:table-cell office:value-type="string" calcext:value-type="string">
            <text:p>Por medio de la cedula, se podra consultar el colaborador registrado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delate</text:p>
          </table:table-cell>
          <table:table-cell table:formula="of:=CONCATENATE([Tablas.L90])" office:value-type="string" office:string-value="colaboradorid" calcext:value-type="string">
            <text:p>colaboradorid</text:p>
          </table:table-cell>
          <table:table-cell office:value-type="string" calcext:value-type="string">
            <text:p>Por medio de un id colaborador se eliminara el colaborador</text:p>
          </table:table-cell>
        </table:table-row>
      </table:table>
      <table:table table:name="actaaprobacion" table:style-name="ta9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</table:table-row>
        <table:table-row table:style-name="ro2">
          <table:table-cell table:style-name="ce38" table:formula="of:=[Tablas.C123]" office:value-type="string" office:string-value="tbactaaprobacion" calcext:value-type="string">
            <text:p>tbactaaprobacion</text:p>
          </table:table-cell>
          <table:table-cell office:value-type="string" calcext:value-type="string">
            <text:p>Insert</text:p>
          </table:table-cell>
          <table:table-cell table:style-name="ce38" table:formula="of:=CONCATENATE([Tablas.C124];[Tablas.A1];[Tablas.C125];[Tablas.A1];[Tablas.C126];[Tablas.A1];[Tablas.C127];[Tablas.A1];[Tablas.C128];[Tablas.A1];[Tablas.C129])" office:value-type="string" office:string-value="actaaprocionid, socioid, actaaprocionsecion, actaaprocionfecha, actaaprocioncodicion, actaaprobacionmotivo" calcext:value-type="string">
            <text:p>actaaprocionid, socioid, actaaprocionsecion, actaaprocionfecha, actaaprocioncodicion, actaaprobacionmotivo</text:p>
          </table:table-cell>
          <table:table-cell office:value-type="string" calcext:value-type="string">
            <text:p>Inserta en la tabla los datos anteriores</text:p>
          </table:table-cell>
        </table:table-row>
        <table:table-row table:style-name="ro2">
          <table:table-cell table:style-name="ce38" table:formula="of:=[Tablas.C123]" office:value-type="string" office:string-value="tbactaaprobacion" calcext:value-type="string">
            <text:p>tbactaaprobacion</text:p>
          </table:table-cell>
          <table:table-cell office:value-type="string" calcext:value-type="string">
            <text:p>Update</text:p>
          </table:table-cell>
          <table:table-cell table:formula="of:=CONCATENATE([Tablas.C126];[Tablas.A1];[Tablas.C127];[Tablas.A1];[Tablas.C128];[Tablas.A1];[Tablas.C129])" office:value-type="string" office:string-value="actaaprocionsecion, actaaprocionfecha, actaaprocioncodicion, actaaprobacionmotivo" calcext:value-type="string">
            <text:p>actaaprocionsecion, actaaprocionfecha, actaaprocioncodicion, actaaprobacionmotivo</text:p>
          </table:table-cell>
          <table:table-cell office:value-type="string" calcext:value-type="string">
            <text:p>Actualiza en la tabla los datos anteriores</text:p>
          </table:table-cell>
        </table:table-row>
        <table:table-row table:style-name="ro2">
          <table:table-cell table:style-name="ce38" table:formula="of:=[Tablas.C123]" office:value-type="string" office:string-value="tbactaaprobacion" calcext:value-type="string">
            <text:p>tbactaaprobacion</text:p>
          </table:table-cell>
          <table:table-cell office:value-type="string" calcext:value-type="string">
            <text:p>Delete</text:p>
          </table:table-cell>
          <table:table-cell table:style-name="ce38" table:formula="of:=[Tablas.C125]" office:value-type="string" office:string-value="socioid" calcext:value-type="string">
            <text:p>socioid</text:p>
          </table:table-cell>
          <table:table-cell office:value-type="string" calcext:value-type="string">
            <text:p>Por medio de un id <text:s/>se eliminara</text:p>
          </table:table-cell>
        </table:table-row>
        <table:table-row table:style-name="ro2">
          <table:table-cell table:formula="of:=[Tablas.C123]" office:value-type="string" office:string-value="tbactaaprobacion" calcext:value-type="string">
            <text:p>tbactaaprobacion</text:p>
          </table:table-cell>
          <table:table-cell office:value-type="string" calcext:value-type="string">
            <text:p>Select</text:p>
          </table:table-cell>
          <table:table-cell table:formula="of:=[Tablas.C125]" office:value-type="string" office:string-value="socioid" calcext:value-type="string">
            <text:p>socioid</text:p>
          </table:table-cell>
          <table:table-cell office:value-type="string" calcext:value-type="string">
            <text:p>Consulta los datos por un id</text:p>
          </table:table-cell>
        </table:table-row>
      </table:table>
      <table:table table:name="anualidad" table:style-name="ta10">
        <table:table-column table:style-name="co42" table:default-cell-style-name="Default"/>
        <table:table-column table:style-name="co13" table:default-cell-style-name="Default"/>
        <table:table-column table:style-name="co43" table:default-cell-style-name="Default"/>
        <table:table-column table:style-name="co44" table:default-cell-style-name="Default"/>
        <table:table-row table:style-name="ro2" table:number-rows-repeated="3">
          <table:table-cell table:number-columns-repeated="4"/>
        </table:table-row>
        <table:table-row table:style-name="ro2"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</table:table-row>
        <table:table-row table:style-name="ro2">
          <table:table-cell table:formula="of:=[Tablas.F123]" office:value-type="string" office:string-value="tbanualidad" calcext:value-type="string">
            <text:p>tbanualidad</text:p>
          </table:table-cell>
          <table:table-cell office:value-type="string" calcext:value-type="string">
            <text:p>Insert</text:p>
          </table:table-cell>
          <table:table-cell table:style-name="ce56" table:formula="of:=CONCATENATE([Tablas.F124];[Tablas.A1];[Tablas.F125];[Tablas.A1];[Tablas.F126];[Tablas.A1];[Tablas.F127])" office:value-type="string" office:string-value="anualidadid, responsableid, anualidadmonto, anualidadfechaactualizacion" calcext:value-type="string">
            <text:p>anualidadid, responsableid, anualidadmonto, anualidadfechaactualizacion</text:p>
          </table:table-cell>
          <table:table-cell office:value-type="string" calcext:value-type="string">
            <text:p>Inserta en la tabla los datos anteriores</text:p>
          </table:table-cell>
        </table:table-row>
        <table:table-row table:style-name="ro2">
          <table:table-cell/>
          <table:table-cell office:value-type="string" calcext:value-type="string">
            <text:p>Update</text:p>
          </table:table-cell>
          <table:table-cell table:formula="of:=CONCATENATE([Tablas.F126];[Tablas.A1];[Tablas.F127])" office:value-type="string" office:string-value="anualidadmonto, anualidadfechaactualizacion" calcext:value-type="string">
            <text:p>anualidadmonto, anualidadfechaactualizacion</text:p>
          </table:table-cell>
          <table:table-cell office:value-type="string" calcext:value-type="string">
            <text:p>Actualiza en la tabla los datos anteriores</text:p>
          </table:table-cell>
        </table:table-row>
        <table:table-row table:style-name="ro2">
          <table:table-cell/>
          <table:table-cell office:value-type="string" calcext:value-type="string">
            <text:p>Delete</text:p>
          </table:table-cell>
          <table:table-cell table:style-name="ce38" table:formula="of:=CONCATENATE([Tablas.F125];)" office:value-type="string" office:string-value="responsableid" calcext:value-type="string">
            <text:p>responsableid</text:p>
          </table:table-cell>
          <table:table-cell office:value-type="string" calcext:value-type="string">
            <text:p>Por medio de un id <text:s/>se eliminara</text:p>
          </table:table-cell>
        </table:table-row>
        <table:table-row table:style-name="ro2">
          <table:table-cell/>
          <table:table-cell office:value-type="string" calcext:value-type="string">
            <text:p>Select</text:p>
          </table:table-cell>
          <table:table-cell table:formula="of:=CONCATENATE([Tablas.F125];)" office:value-type="string" office:string-value="responsableid" calcext:value-type="string">
            <text:p>responsableid</text:p>
          </table:table-cell>
          <table:table-cell office:value-type="string" calcext:value-type="string">
            <text:p>Consulta los datos por un id</text:p>
          </table:table-cell>
        </table:table-row>
      </table:table>
      <table:table table:name="pagoanualidad" table:style-name="ta1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2" table:number-rows-repeated="3">
          <table:table-cell table:number-columns-repeated="4"/>
        </table:table-row>
        <table:table-row table:style-name="ro2"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</table:table-row>
        <table:table-row table:style-name="ro2">
          <table:table-cell table:formula="of:=[Tablas.I123]" office:value-type="string" office:string-value="tbpagoanualidad" calcext:value-type="string">
            <text:p>tbpagoanualidad</text:p>
          </table:table-cell>
          <table:table-cell office:value-type="string" calcext:value-type="string">
            <text:p>Insert</text:p>
          </table:table-cell>
          <table:table-cell table:style-name="ce38" table:formula="of:=CONCATENATE([Tablas.I124];[Tablas.A1];[Tablas.I125];[Tablas.A1];[Tablas.I126];[Tablas.A1];[Tablas.I127];[Tablas.A1];[Tablas.I128];[Tablas.A1];[Tablas.I129])" office:value-type="string" office:string-value="pagoanualidadid, socioid, pagoanualidadanterior, pagoanuliadadactual, pagoanualidadproximo, pagoanualidadestado" calcext:value-type="string">
            <text:p>pagoanualidadid, socioid, pagoanualidadanterior, pagoanuliadadactual, pagoanualidadproximo, pagoanualidadestado</text:p>
          </table:table-cell>
          <table:table-cell office:value-type="string" calcext:value-type="string">
            <text:p>Inserta en la tabla los datos anteriores</text:p>
          </table:table-cell>
        </table:table-row>
        <table:table-row table:style-name="ro2">
          <table:table-cell table:formula="of:=[Tablas.I123]" office:value-type="string" office:string-value="tbpagoanualidad" calcext:value-type="string">
            <text:p>tbpagoanualidad</text:p>
          </table:table-cell>
          <table:table-cell office:value-type="string" calcext:value-type="string">
            <text:p>Update</text:p>
          </table:table-cell>
          <table:table-cell table:style-name="ce38" table:formula="of:=CONCATENATE([Tablas.I126];[Tablas.A1];[Tablas.I127];[Tablas.A1];[Tablas.I128];[Tablas.A1];[Tablas.I129])" office:value-type="string" office:string-value="pagoanualidadanterior, pagoanuliadadactual, pagoanualidadproximo, pagoanualidadestado" calcext:value-type="string">
            <text:p>pagoanualidadanterior, pagoanuliadadactual, pagoanualidadproximo, pagoanualidadestado</text:p>
          </table:table-cell>
          <table:table-cell office:value-type="string" calcext:value-type="string">
            <text:p>Actualiza en la tabla los datos anteriores</text:p>
          </table:table-cell>
        </table:table-row>
        <table:table-row table:style-name="ro2">
          <table:table-cell table:formula="of:=[Tablas.I123]" office:value-type="string" office:string-value="tbpagoanualidad" calcext:value-type="string">
            <text:p>tbpagoanualidad</text:p>
          </table:table-cell>
          <table:table-cell office:value-type="string" calcext:value-type="string">
            <text:p>Delete</text:p>
          </table:table-cell>
          <table:table-cell table:style-name="ce38" table:formula="of:=CONCATENATE([Tablas.I125])" office:value-type="string" office:string-value="socioid" calcext:value-type="string">
            <text:p>socioid</text:p>
          </table:table-cell>
          <table:table-cell office:value-type="string" calcext:value-type="string">
            <text:p>Por medio de un id <text:s/>se eliminara</text:p>
          </table:table-cell>
        </table:table-row>
        <table:table-row table:style-name="ro2">
          <table:table-cell table:formula="of:=[Tablas.I123]" office:value-type="string" office:string-value="tbpagoanualidad" calcext:value-type="string">
            <text:p>tbpagoanualidad</text:p>
          </table:table-cell>
          <table:table-cell office:value-type="string" calcext:value-type="string">
            <text:p>Select</text:p>
          </table:table-cell>
          <table:table-cell table:formula="of:=CONCATENATE([Tablas.I125])" office:value-type="string" office:string-value="socioid" calcext:value-type="string">
            <text:p>socioid</text:p>
          </table:table-cell>
          <table:table-cell office:value-type="string" calcext:value-type="string">
            <text:p>Consulta los datos por un 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15:42:13.9052269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8:06.378634395</meta:creation-date>
    <dc:date>2017-10-22T17:11:56.652184237</dc:date>
    <meta:editing-duration>P1DT1H44M34S</meta:editing-duration>
    <meta:editing-cycles>48</meta:editing-cycles>
    <meta:generator>LibreOffice/5.1.4.2$Linux_X86_64 LibreOffice_project/10m0$Build-2</meta:generator>
    <meta:document-statistic meta:table-count="11" meta:cell-count="522" meta:object-count="0"/>
  </office:meta>
</office:document-meta>
</file>